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10" style:family="table-row">
      <style:table-row-properties style:min-row-height="0.794cm"/>
    </style:style>
    <style:style style:name="P1" style:family="paragraph" style:parent-style-name="Standard">
      <style:text-properties officeooo:rsid="00013be6" officeooo:paragraph-rsid="00013be6"/>
    </style:style>
    <style:style style:name="P2" style:family="paragraph" style:parent-style-name="Standard">
      <style:text-properties fo:font-weight="bold" officeooo:rsid="00033678" officeooo:paragraph-rsid="00033678" style:font-weight-asian="bold" style:font-weight-complex="bold"/>
    </style:style>
    <style:style style:name="P3" style:family="paragraph" style:parent-style-name="Standard">
      <style:text-properties fo:font-weight="bold" officeooo:rsid="000377db" officeooo:paragraph-rsid="000377db" style:font-weight-asian="bold" style:font-weight-complex="bold"/>
    </style:style>
    <style:style style:name="P4" style:family="paragraph" style:parent-style-name="Table_20_Contents">
      <style:text-properties fo:font-weight="bold" officeooo:rsid="000377db" officeooo:paragraph-rsid="000377db" style:font-weight-asian="bold" style:font-weight-complex="bold"/>
    </style:style>
    <style:style style:name="P5" style:family="paragraph" style:parent-style-name="Standard">
      <style:text-properties fo:font-weight="bold" officeooo:rsid="000377db" officeooo:paragraph-rsid="000f3061" style:font-weight-asian="bold" style:font-weight-complex="bold"/>
    </style:style>
    <style:style style:name="P6" style:family="paragraph" style:parent-style-name="Standard">
      <style:text-properties fo:font-weight="bold" officeooo:rsid="000dccb3" officeooo:paragraph-rsid="000dccb3" style:font-weight-asian="bold" style:font-weight-complex="bold"/>
    </style:style>
    <style:style style:name="P7" style:family="paragraph" style:parent-style-name="Table_20_Contents">
      <style:text-properties officeooo:rsid="000377db" officeooo:paragraph-rsid="000377db"/>
    </style:style>
    <style:style style:name="P8" style:family="paragraph" style:parent-style-name="Table_20_Contents">
      <style:text-properties officeooo:rsid="00048e9e" officeooo:paragraph-rsid="00048e9e"/>
    </style:style>
    <style:style style:name="P9" style:family="paragraph" style:parent-style-name="Table_20_Contents">
      <style:text-properties officeooo:rsid="0005f271" officeooo:paragraph-rsid="0005f271"/>
    </style:style>
    <style:style style:name="P10" style:family="paragraph" style:parent-style-name="Table_20_Contents">
      <style:text-properties officeooo:rsid="00089b32" officeooo:paragraph-rsid="00089b32"/>
    </style:style>
    <style:style style:name="P11" style:family="paragraph" style:parent-style-name="Table_20_Contents">
      <style:text-properties officeooo:rsid="000bd02e" officeooo:paragraph-rsid="000bd02e"/>
    </style:style>
    <style:style style:name="P12" style:family="paragraph" style:parent-style-name="Standard">
      <style:text-properties fo:font-weight="normal" officeooo:rsid="000bd02e" officeooo:paragraph-rsid="000f3061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bd02e" officeooo:paragraph-rsid="000f3061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bd02e" officeooo:paragraph-rsid="001061d9" style:font-weight-asian="normal" style:font-weight-complex="normal"/>
    </style:style>
    <style:style style:name="P15" style:family="paragraph" style:parent-style-name="Standard">
      <style:text-properties fo:font-weight="normal" officeooo:rsid="000bd02e" officeooo:paragraph-rsid="001061d9" style:font-weight-asian="normal" style:font-weight-complex="normal"/>
    </style:style>
    <style:style style:name="P16" style:family="paragraph" style:parent-style-name="Standard">
      <style:text-properties fo:font-weight="normal" officeooo:rsid="000dccb3" officeooo:paragraph-rsid="000f3061" style:font-weight-asian="normal" style:font-weight-complex="normal"/>
    </style:style>
    <style:style style:name="P17" style:family="paragraph" style:parent-style-name="Standard">
      <style:text-properties fo:font-weight="bold" officeooo:rsid="001061d9" officeooo:paragraph-rsid="001061d9" style:font-weight-asian="bold" style:font-weight-complex="bold"/>
    </style:style>
    <style:style style:name="P18" style:family="paragraph" style:parent-style-name="Standard">
      <style:text-properties officeooo:rsid="000377db" officeooo:paragraph-rsid="000377db"/>
    </style:style>
    <style:style style:name="P19" style:family="paragraph" style:parent-style-name="Table_20_Contents" style:list-style-name="L2">
      <style:text-properties officeooo:rsid="000377db" officeooo:paragraph-rsid="000f3061"/>
    </style:style>
    <style:style style:name="P20" style:family="paragraph" style:parent-style-name="Table_20_Contents" style:list-style-name="L2">
      <style:text-properties officeooo:rsid="000377db" officeooo:paragraph-rsid="001061d9"/>
    </style:style>
    <style:style style:name="P21" style:family="paragraph" style:parent-style-name="Table_20_Contents" style:list-style-name="L2">
      <style:text-properties officeooo:rsid="00048e9e" officeooo:paragraph-rsid="000f3061"/>
    </style:style>
    <style:style style:name="P22" style:family="paragraph" style:parent-style-name="Table_20_Contents" style:list-style-name="L2">
      <style:text-properties officeooo:rsid="00089b32" officeooo:paragraph-rsid="000f3061"/>
    </style:style>
    <style:style style:name="P23" style:family="paragraph" style:parent-style-name="Table_20_Contents" style:list-style-name="L2">
      <style:text-properties officeooo:rsid="000bd02e" officeooo:paragraph-rsid="000f30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0c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59ed" style:font-weight-asian="normal" style:font-weight-complex="normal"/>
    </style:style>
    <style:style style:name="T5" style:family="text">
      <style:text-properties fo:font-weight="normal" officeooo:rsid="001061d9" style:font-weight-asian="normal" style:font-weight-complex="normal"/>
    </style:style>
    <style:style style:name="T6" style:family="text">
      <style:text-properties fo:font-weight="normal" officeooo:rsid="0010d9bb" style:font-weight-asian="normal" style:font-weight-complex="normal"/>
    </style:style>
    <style:style style:name="T7" style:family="text">
      <style:text-properties fo:font-weight="normal" officeooo:rsid="001176e0" style:font-weight-asian="normal" style:font-weight-complex="normal"/>
    </style:style>
    <style:style style:name="T8" style:family="text">
      <style:text-properties officeooo:rsid="00048e9e"/>
    </style:style>
    <style:style style:name="T9" style:family="text">
      <style:text-properties officeooo:rsid="0005f271"/>
    </style:style>
    <style:style style:name="T10" style:family="text">
      <style:text-properties officeooo:rsid="00089b32"/>
    </style:style>
    <style:style style:name="T11" style:family="text">
      <style:text-properties officeooo:rsid="000bd02e"/>
    </style:style>
    <style:style style:name="T12" style:family="text">
      <style:text-properties officeooo:rsid="000dccb3"/>
    </style:style>
    <style:style style:name="T13" style:family="text">
      <style:text-properties officeooo:rsid="001061d9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ziedzina</text:span>: Firma Kurierska</text:p>
      <text:p text:style-name="P1"><text:span text:style-name="T1">Obszar</text:span>: <text:span text:style-name="T2">Obsługa przesyłek kurierskich</text:span></text:p>
      <text:p text:style-name="P1"/>
      <text:p text:style-name="P2">Kontekst dziedziny problemowej<text:span text:style-name="T3">: </text:span><text:span text:style-name="T4">Nadawca za pośrednictwem strony zamawia dostarczenie paczki. Po dokonaniu płatności przez internet zamówienie zostaje dodane do </text:span><text:span text:style-name="T6">rejestru przesyłek</text:span><text:span text:style-name="T4">. </text:span><text:span text:style-name="T5">Poprzez specjalną aplikację kurier otrzymuje to zlecenie na liście paczek do odebrania. Po odbiorze, </text:span><text:span text:style-name="T6">zmienia on jej status w systemie</text:span><text:span text:style-name="T5"> po czym zawozi ją do sortowni. Tam </text:span><text:span text:style-name="T6">jej status zostaje zmieniony ponownie</text:span><text:span text:style-name="T5">, po czym wyrusza w trasę. Gdy kurier doręczy przesyłkę, </text:span><text:span text:style-name="T6">kolejny raz zmienia on jej status w rejestrze przesyłek. Nadawcą może być osoba prywatna lub firma. Nadawca który zamierza regularnie nadawać przesyłki może założyć konto stałego nadawcy ułatwiające ten proces. Odbiorca może zażądać zwrotu przesyłki </text:span><text:span text:style-name="T7">do nadawcy</text:span><text:span text:style-name="T6">.</text:span></text:p>
      <text:p text:style-name="P2"><text:span text:style-name="T3"/></text:p>
      <text:p text:style-name="P2">Regulacje prawne<text:span text:style-name="T3">: Ustawa Prawo przedsiębiorców, Ustawa o podatku od towarów i usług, Ustawa o ochronie danych osobowych</text:span></text:p>
      <text:p text:style-name="P1"/>
      <text:p text:style-name="P3">Procesy i aktorzy biznesowi<text:span text:style-name="T3">:</text:span>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4">Proces</text:p>
          </table:table-cell>
          <table:table-cell table:style-name="Tabela1.A1" office:value-type="string">
            <text:p text:style-name="P4">Aktor biznesowy</text:p>
          </table:table-cell>
          <table:table-cell table:style-name="Tabela1.A1" office:value-type="string">
            <text:p text:style-name="P4">Funkcje/Zadania</text:p>
          </table:table-cell>
          <table:table-cell table:style-name="Tabela1.D1" office:value-type="string">
            <text:p text:style-name="P4">Dane</text:p>
          </table:table-cell>
        </table:table-row>
        <table:table-row>
          <table:table-cell table:style-name="Tabela1.A2" office:value-type="string">
            <text:p text:style-name="P4">Co się dzieje?</text:p>
          </table:table-cell>
          <table:table-cell table:style-name="Tabela1.A2" office:value-type="string">
            <text:p text:style-name="P4">Kto uczestniczy spoza organizacji?</text:p>
          </table:table-cell>
          <table:table-cell table:style-name="Tabela1.A2" office:value-type="string">
            <text:p text:style-name="P4">Jakie czynności są wykonywane?</text:p>
          </table:table-cell>
          <table:table-cell table:style-name="Tabela1.D2" office:value-type="string">
            <text:p text:style-name="P4">Jakie dane?</text:p>
          </table:table-cell>
        </table:table-row>
        <table:table-row>
          <table:table-cell table:style-name="Tabela1.A2" office:value-type="string">
            <text:p text:style-name="P7">Nadanie paczki</text:p>
          </table:table-cell>
          <table:table-cell table:style-name="Tabela1.A2" office:value-type="string">
            <text:p text:style-name="P7">Nadawca, Odbiorca</text:p>
          </table:table-cell>
          <table:table-cell table:style-name="Tabela1.A2" office:value-type="string">
            <text:p text:style-name="Table_20_Contents">- <text:span text:style-name="T9">Zebranie danych o paczce, nadawcy, i odbiorcy</text:span></text:p>
            <text:p text:style-name="P9">- Dodanie zlecenia do <text:span text:style-name="T12">rejestru przesyłek</text:span></text:p>
          </table:table-cell>
          <table:table-cell table:style-name="Tabela1.D2" office:value-type="string">
            <text:p text:style-name="P9">Dane osobowe nadawcy, dane o przesyłce, adres odbiorcy</text:p>
          </table:table-cell>
        </table:table-row>
        <table:table-row>
          <table:table-cell table:style-name="Tabela1.A2" office:value-type="string">
            <text:p text:style-name="P7">Obsługa płatności</text:p>
          </table:table-cell>
          <table:table-cell table:style-name="Tabela1.A2" office:value-type="string">
            <text:p text:style-name="P8">Nadawca, Organizacja obsługująca płatności</text:p>
          </table:table-cell>
          <table:table-cell table:style-name="Tabela1.A2" office:value-type="string">
            <text:p text:style-name="Table_20_Contents">- <text:span text:style-name="T9">Nadawca dokonuje płatności za nadanie przesyłki za pomocą wybranego sposobu</text:span></text:p>
          </table:table-cell>
          <table:table-cell table:style-name="Tabela1.D2" office:value-type="string">
            <text:p text:style-name="P9">Dane płatności</text:p>
          </table:table-cell>
        </table:table-row>
        <table:table-row>
          <table:table-cell table:style-name="Tabela1.A2" office:value-type="string">
            <text:p text:style-name="P7">Rejestracja <text:span text:style-name="T8">konta</text:span> stałego nadawcy</text:p>
          </table:table-cell>
          <table:table-cell table:style-name="Tabela1.A2" office:value-type="string">
            <text:p text:style-name="P7">Współpracująca firma</text:p>
          </table:table-cell>
          <table:table-cell table:style-name="Tabela1.A2" office:value-type="string">
            <text:p text:style-name="Table_20_Contents">- <text:span text:style-name="T10">Stworzenie konta w bazie danych</text:span></text:p>
          </table:table-cell>
          <table:table-cell table:style-name="Tabela1.D2" office:value-type="string">
            <text:p text:style-name="P10">Dane firmy</text:p>
          </table:table-cell>
        </table:table-row>
        <table:table-row>
          <table:table-cell table:style-name="Tabela1.A2" office:value-type="string">
            <text:p text:style-name="P8">Śledzenie <text:span text:style-name="T12">paczki</text:span></text:p>
          </table:table-cell>
          <table:table-cell table:style-name="Tabela1.A2" office:value-type="string">
            <text:p text:style-name="P8">Odbiorca</text:p>
          </table:table-cell>
          <table:table-cell table:style-name="Tabela1.A2" office:value-type="string">
            <text:p text:style-name="Table_20_Contents">- <text:span text:style-name="T10">Odbiorca wpisuje numer paczki na stronie by zobaczyć gdzie się obecnie znajduje</text:span></text:p>
          </table:table-cell>
          <table:table-cell table:style-name="Tabela1.D2" office:value-type="string">
            <text:p text:style-name="P10">Dane paczki</text:p>
          </table:table-cell>
        </table:table-row>
        <table:table-row>
          <table:table-cell table:style-name="Tabela1.A2" office:value-type="string">
            <text:p text:style-name="P8">Zwrot przesyłki</text:p>
          </table:table-cell>
          <table:table-cell table:style-name="Tabela1.A2" office:value-type="string">
            <text:p text:style-name="P8">Odbiorca, Nadawca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0">Potwierdzenie <text:span text:style-name="T12">doręczenia</text:span> paczki</text:p>
          </table:table-cell>
          <table:table-cell table:style-name="Tabela1.A2" office:value-type="string">
            <text:p text:style-name="P10">Odbiorca (opcjonalnie)</text:p>
          </table:table-cell>
          <table:table-cell table:style-name="Tabela1.A2" office:value-type="string">
            <text:p text:style-name="Table_20_Contents">- <text:span text:style-name="T10">Kurier oznacza przesyłkę w </text:span><text:span text:style-name="T12">rejestrze przesyłek</text:span><text:span text:style-name="T10"> jako „</text:span><text:span text:style-name="T12">Doręczona</text:span><text:span text:style-name="T10">”</text:span></text:p>
            <text:p text:style-name="Table_20_Contents">- <text:span text:style-name="T10">W zależności od ustawień zlecenia może być wymagany podpis odbiorcy</text:span></text:p>
          </table:table-cell>
          <table:table-cell table:style-name="Tabela1.D2" office:value-type="string">
            <text:p text:style-name="P10">Dane paczki, podpis odbiorcy</text:p>
          </table:table-cell>
        </table:table-row>
        <table:table-row>
          <table:table-cell table:style-name="Tabela1.A2" office:value-type="string">
            <text:p text:style-name="P11">Potwierdzenie odebrania paczki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Table_20_Contents">- <text:span text:style-name="T11">Kurier oznacza przesyłkę w </text:span><text:span text:style-name="T12">rejestrze przesyłek </text:span><text:span text:style-name="T11">jako „</text:span><text:span text:style-name="T12">Odebrana</text:span><text:span text:style-name="T11">”</text:span></text:p>
          </table:table-cell>
          <table:table-cell table:style-name="Tabela1.D2" office:value-type="string">
            <text:p text:style-name="P11">Dane paczki</text:p>
          </table:table-cell>
        </table:table-row>
        <table:table-row table:style-name="Tabela1.10">
          <table:table-cell table:style-name="Tabela1.A2" office:value-type="string">
            <text:p text:style-name="P11">Potwierdzenia dotarcia <text:soft-page-break/>do sortowni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Table_20_Contents">- <text:span text:style-name="T11">Paczka zostaje </text:span><text:soft-page-break/><text:span text:style-name="T11">automatycznie zeskanowana w sortowni i </text:span><text:span text:style-name="T12">oznaczona w rejestrze przesyłek jako „W Trasie”</text:span></text:p>
          </table:table-cell>
          <table:table-cell table:style-name="Tabela1.D2" office:value-type="string">
            <text:p text:style-name="P11">Dane paczki</text:p>
          </table:table-cell>
        </table:table-row>
      </table:table>
      <text:p text:style-name="P3"><text:span text:style-name="T3"/></text:p>
      <text:p text:style-name="P5">Słownik<text:span text:style-name="T3">:</text:span></text:p>
      <text:p text:style-name="P12">Nadawca – <text:span text:style-name="T13">Firma lub osoba prywatna nadająca daną przesyłkę.</text:span></text:p>
      <text:p text:style-name="P12">Odbiorca – <text:span text:style-name="T13">Firma lub osoba prywatna odbierająca daną przesyłkę.</text:span></text:p>
      <text:p text:style-name="P12">Organizacja obsługująca płatności - </text:p>
      <text:p text:style-name="P12">Współpracująca firma – <text:span text:style-name="T13">Firma lub osoba prywatna która regularnie nadaje przesyłki poprzez firmę kurierską.</text:span></text:p>
      <text:p text:style-name="P16">Rejestr przesyłek – <text:span text:style-name="T13">Baza danych zawierająca informacje o przesyłkach nadanych za pomocą systemu.</text:span></text:p>
      <text:p text:style-name="P6"><text:span text:style-name="T3"/></text:p>
      <text:section text:style-name="Sect1" text:name="Sekcja1">
        <text:p text:style-name="P6">Aktorzy Biznesowi<text:span text:style-name="T3">:</text:span></text:p>
        <text:list text:style-name="L1">
          <text:list-item>
            <text:p text:style-name="P13">Nadawca</text:p>
          </text:list-item>
          <text:list-item>
            <text:p text:style-name="P13">Odbiorca</text:p>
          </text:list-item>
          <text:list-item>
            <text:p text:style-name="P13">Organizacja obsługująca płatności</text:p>
          </text:list-item>
          <text:list-item>
            <text:p text:style-name="P14">Współpracująca firma</text:p>
          </text:list-item>
        </text:list>
        <text:p text:style-name="P15"/>
        <text:p text:style-name="P17"/>
        <text:p text:style-name="P17"/>
        <text:p text:style-name="P17"/>
        <text:p text:style-name="P17"/>
        <text:p text:style-name="P17">Procesy Biznesowe<text:span text:style-name="T3">:</text:span></text:p>
        <text:list text:style-name="L2">
          <text:list-item>
            <text:p text:style-name="P20"><text:span text:style-name="T3">Nadanie paczki</text:span></text:p>
          </text:list-item>
          <text:list-item>
            <text:p text:style-name="P19">Obsługa płatności</text:p>
          </text:list-item>
          <text:list-item>
            <text:p text:style-name="P19">Rejestracja <text:span text:style-name="T8">konta</text:span> stałego nadawcy</text:p>
          </text:list-item>
          <text:list-item>
            <text:p text:style-name="P21">Śledzenie <text:span text:style-name="T12">paczki</text:span></text:p>
          </text:list-item>
          <text:list-item>
            <text:p text:style-name="P21">Zwrot przesyłki</text:p>
          </text:list-item>
          <text:list-item>
            <text:p text:style-name="P22">Potwierdzenie <text:span text:style-name="T12">doręczenia</text:span> paczki</text:p>
          </text:list-item>
          <text:list-item>
            <text:p text:style-name="P23">Potwierdzenie odebrania paczki</text:p>
          </text:list-item>
          <text:list-item>
            <text:p text:style-name="P23">Potwierdzenia dotarcia do sortowni</text:p>
          </text:list-item>
        </text:list>
        <text:p text:style-name="P5"><text:span text:style-name="T3"/></text:p>
      </text:section>
      <text:p text:style-name="P18"><text:span text:style-name="T1"/></text:p>
      <text:p text:style-name="P18"><text:span text:style-name="T1">Cel wytworzenia systemu informatycznego</text:span><text:span text:style-name="T3">: Umożliwienie klientom łatwego nadawania przesyłek za pomocą strony internetowej lub aplikacj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1T14:05:46.631000000</meta:creation-date>
    <dc:date>2026-03-15T22:13:45.522000000</dc:date>
    <meta:editing-duration>PT2H51M45S</meta:editing-duration>
    <meta:editing-cycles>13</meta:editing-cycles>
    <meta:generator>LibreOffice/24.2.0.3$Windows_X86_64 LibreOffice_project/da48488a73ddd66ea24cf16bbc4f7b9c08e9bea1</meta:generator>
    <meta:document-statistic meta:table-count="1" meta:image-count="0" meta:object-count="0" meta:page-count="2" meta:paragraph-count="64" meta:word-count="396" meta:character-count="2886" meta:non-whitespace-character-count="2561"/>
  </office:meta>
</office:document-meta>
</file>